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rebuchet MS" fo:language="en" fo:country="US" fo:font-style="normal" fo:font-weight="bold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fo:font-style="italic" fo:font-weight="bold" officeooo:rsid="0004550e"/>
    </style:style>
    <style:style style:name="T5" style:family="text">
      <style:text-properties fo:color="#000000" officeooo:rsid="0004550e"/>
    </style:style>
    <style:style style:name="T6" style:family="text">
      <style:text-properties fo:color="#000000" officeooo:rsid="000459c0"/>
    </style:style>
    <style:style style:name="T7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8" style:family="text">
      <style:text-properties officeooo:rsid="0004550e"/>
    </style:style>
    <style:style style:name="T9" style:family="text">
      <style:text-properties officeooo:rsid="00049d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ise <text:span text:style-name="T9">7</text:span>. Answer Sheet </text:p>
      <text:p text:style-name="P2"/>
      <text:p text:style-name="P2"/>
      <text:p text:style-name="P1">Student's Name: _______________________<text:tab/><text:tab/>Student's ID: _____________________</text:p>
      <text:p text:style-name="P1"/>
      <text:p text:style-name="P5"/>
      <text:p text:style-name="P3"/>
      <text:p text:style-name="P6"><text:span text:style-name="T3">Problem 1.</text:span><text:span text:style-name="T7"> </text:span><text:s/><text:span text:style-name="T8">(20 point) </text:span>Consider following sequence of letters:</text:p>
      <text:p text:style-name="P6"/>
      <text:p text:style-name="P6"><text:tab/>ABBCACCEACBCCFABCDAFEABFFADBBC</text:p>
      <text:p text:style-name="P6"/>
      <text:p text:style-name="P6"><text:tab/>a) <text:span text:style-name="T8">(10 points) </text:span>Construct Huffman encoding tree for the above sequence and show it below</text:p>
      <text:p text:style-name="P8"/>
      <text:p text:style-name="P8"/>
      <text:p text:style-name="P3"><text:tab/><text:tab/><text:tab/>Put your answer here</text:p>
      <text:p text:style-name="P3"/>
      <text:p text:style-name="P3"/>
      <text:p text:style-name="P3"><text:tab/><text:span text:style-name="T1">b) </text:span><text:span text:style-name="T5">(10 points) </text:span><text:span text:style-name="T1">What is the code for each letter:</text:span></text:p>
      <text:p text:style-name="P4"/>
      <text:p text:style-name="P3"><text:span text:style-name="T1"><text:tab/><text:tab/><text:tab/></text:span>A:</text:p>
      <text:p text:style-name="P3"><text:tab/><text:tab/><text:tab/>B:</text:p>
      <text:p text:style-name="P3"><text:tab/><text:tab/><text:tab/>C:</text:p>
      <text:p text:style-name="P3"><text:tab/><text:tab/><text:tab/>D:</text:p>
      <text:p text:style-name="P3"><text:tab/><text:tab/><text:tab/>E:</text:p>
      <text:p text:style-name="P3"><text:tab/><text:tab/><text:tab/>F:</text:p>
      <text:p text:style-name="P3"/>
      <text:p text:style-name="P3"/>
      <text:p text:style-name="P7"><text:span text:style-name="T2">Problem 2. <text:s/></text:span><text:span text:style-name="T5">(25 points) </text:span><text:span text:style-name="T1">What is the Huffman code for the following set of frequencies, based on the first 8 Fibonacchi numbers?</text:span></text:p>
      <text:p text:style-name="P9"/>
      <text:p text:style-name="P9"><text:tab/><text:tab/>A: 1,<text:tab/>B: 1,<text:tab/>C: 2,<text:tab/>D: 3,<text:tab/>E: 5,<text:tab/>F: 8,<text:tab/>G: 13,<text:tab/> <text:s/>H: 21 </text:p>
      <text:p text:style-name="P9"/>
      <text:p text:style-name="P3"><text:span text:style-name="T1"><text:tab/><text:tab/><text:tab/></text:span>A:</text:p>
      <text:p text:style-name="P3"><text:tab/><text:tab/><text:tab/>B:</text:p>
      <text:p text:style-name="P3"><text:tab/><text:tab/><text:tab/>C:</text:p>
      <text:p text:style-name="P3"><text:tab/><text:tab/><text:tab/>D:</text:p>
      <text:p text:style-name="P3"><text:tab/><text:tab/><text:tab/>E:</text:p>
      <text:p text:style-name="P7"><text:tab/><text:tab/><text:tab/>F:</text:p>
      <text:p text:style-name="P7"><text:span text:style-name="T1"><text:tab/><text:tab/><text:tab/></text:span>G:</text:p>
      <text:p text:style-name="P7"><text:tab/><text:tab/><text:tab/>H:<text:span text:style-name="T1"><text:tab/></text:span></text:p>
      <text:p text:style-name="P9"><text:tab/></text:p>
      <text:p text:style-name="P3"/>
      <text:p text:style-name="P7"><text:span text:style-name="T2">Problem 3. <text:s/></text:span><text:span text:style-name="T5">(15 points)</text:span><text:span text:style-name="T4"> </text:span><text:span text:style-name="T1">Write your name in English letters and construct Huffman tree and code for it. Show your tree and code below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2">Problem 4. <text:s/></text:span><text:span text:style-name="T5">(40 points)</text:span><text:span text:style-name="T4"> </text:span><text:span text:style-name="T1">Make a program implementing Huffman encoding. Upload your co</text:span><text:span text:style-name="T6">d</text:span><text:span text:style-name="T1">e with usage examp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creator>Konstantin Markov</dc:creator>
    <dc:date>2018-05-09T16:19:30.959368748</dc:date>
    <meta:editing-cycles>42</meta:editing-cycles>
    <meta:editing-duration>P1DT8H51M55S</meta:editing-duration>
    <meta:generator>LibreOffice/5.1.6.2$Linux_X86_64 LibreOffice_project/10m0$Build-2</meta:generator>
    <meta:document-statistic meta:table-count="0" meta:image-count="0" meta:object-count="0" meta:page-count="1" meta:paragraph-count="26" meta:word-count="141" meta:character-count="845" meta:non-whitespace-character-count="668"/>
  </office:meta>
</office:document-meta>
</file>